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end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text-underline-style="none"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3" style:family="text">
      <style:text-properties style:text-underline-style="none" fo:font-weight="normal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1FF16_3</text:p>
      <text:p text:style-name="P3">American Genizah Project: Partnership for Posterity</text:p>
      <text:p text:style-name="P3">Sabato Morais Collection Catalogue Template</text:p>
      <text:p text:style-name="P2"/>
      <text:p text:style-name="P2">Cataloguer: Heather Newlin</text:p>
      <text:p text:style-name="P2"/>
      <text:p text:style-name="P2"/>
      <text:p text:style-name="P2">I. Provenance</text:p>
      <text:p text:style-name="P2"/>
      <text:p text:style-name="P2">Source: CAJS Sabato Morais Papers</text:p>
      <text:p text:style-name="P2">Location: Box 1, FF 16</text:p>
      <text:p text:style-name="P2">Restrictions: ?</text:p>
      <text:p text:style-name="P2"/>
      <text:p text:style-name="P2">II. Descriptive Metadata</text:p>
      <text:p text:style-name="P2"/>
      <text:p text:style-name="P2">Script<text:tab/><text:tab/><text:tab/><text:tab/><text:tab/><text:tab/>Manuscript</text:p>
      <text:p text:style-name="P2"><text:s/>(manuscript or typescript) <text:tab/><text:tab/><text:tab/><text:tab/></text:p>
      <text:p text:style-name="P2">Language (s)<text:tab/><text:tab/><text:tab/><text:tab/><text:tab/>English<text:tab/><text:tab/><text:tab/><text:tab/><text:tab/></text:p>
      <text:p text:style-name="P2">Author of letter<text:tab/><text:tab/><text:tab/><text:tab/>H. S. Souza, Sabato Morais</text:p>
      <text:p text:style-name="P2">Signed letter<text:tab/><text:tab/><text:tab/><text:tab/><text:tab/>Y</text:p>
      <text:p text:style-name="P2">Unsigned letter</text:p>
      <text:p text:style-name="P2">Dictated letter</text:p>
      <text:p text:style-name="P2">Anonymous</text:p>
      <text:p text:style-name="P2">Addressee of letter<text:tab/><text:tab/><text:tab/><text:tab/>Sabato Morais, H. S. Souza</text:p>
      <text:p text:style-name="P2">Addressee as “Editor”<text:tab/><text:tab/><text:tab/><text:tab/></text:p>
      <text:p text:style-name="P2">Date (derived from Hebrew Date)<text:tab/><text:tab/></text:p>
      <text:p text:style-name="P2">Date (derived from Gregorian calendar)<text:tab/>11 March 1859</text:p>
      <text:p text:style-name="P2">Month<text:tab/><text:tab/><text:tab/><text:tab/><text:tab/><text:tab/>March</text:p>
      <text:p text:style-name="P2">Year<text:tab/><text:tab/><text:tab/><text:tab/><text:tab/><text:tab/>1859</text:p>
      <text:p text:style-name="P2">Hebrew Date<text:tab/><text:tab/><text:tab/><text:tab/><text:tab/></text:p>
      <text:p text:style-name="P2">Undated</text:p>
      <text:p text:style-name="P2">City<text:tab/><text:tab/><text:tab/><text:tab/><text:tab/><text:tab/>Philadelphia</text:p>
      <text:p text:style-name="P2">State<text:tab/><text:tab/><text:tab/><text:tab/><text:tab/><text:tab/>Pennsylvania<text:tab/> <text:s text:c="2"/><text:tab/><text:tab/><text:tab/><text:tab/></text:p>
      <text:p text:style-name="P2">Country<text:tab/><text:tab/><text:tab/><text:tab/><text:tab/>USA</text:p>
      <text:p text:style-name="P2">Subject<text:tab/><text:tab/><text:tab/><text:tab/><text:tab/></text:p>
      <text:p text:style-name="P2">Keywords</text:p>
      <text:p text:style-name="P2"/>
      <text:p text:style-name="P2"/>
      <text:p text:style-name="P2">III. Document Types</text:p>
      <text:p text:style-name="P2"/>
      <text:p text:style-name="P2">Correspondence<text:tab/><text:tab/><text:tab/><text:tab/>Y</text:p>
      <text:p text:style-name="P2">(Synagogue) Sermon</text:p>
      <text:p text:style-name="P2">(Public) Discourse</text:p>
      <text:p text:style-name="P2">Literary Document<text:tab/><text:tab/><text:tab/><text:tab/></text:p>
      <text:p text:style-name="P2">Legal Document</text:p>
      <text:p text:style-name="P2">Receipts</text:p>
      <text:p text:style-name="P2">Newspaper Clipping</text:p>
      <text:p text:style-name="P2">Greeting Card</text:p>
      <text:p text:style-name="P2">Calling Card</text:p>
      <text:p text:style-name="P2"><text:soft-page-break/></text:p>
      <text:p text:style-name="P2"/>
      <text:p text:style-name="P2">IV. Physical Features </text:p>
      <text:p text:style-name="P2"/>
      <text:p text:style-name="P2">Condition (e.g. fragile)<text:tab/><text:tab/><text:tab/></text:p>
      <text:p text:style-name="P2">Paper size (letter or legal size)<text:tab/><text:tab/></text:p>
      <text:p text:style-name="P2">Number of Pages<text:tab/><text:tab/><text:tab/><text:tab/>4</text:p>
      <text:p text:style-name="P2">Number of Sheets<text:tab/><text:tab/><text:tab/><text:tab/>2</text:p>
      <text:p text:style-name="P2">Fragment<text:tab/><text:tab/><text:tab/><text:tab/><text:tab/></text:p>
      <text:p text:style-name="P2">Pagination </text:p>
      <text:p text:style-name="P2">Foliation</text:p>
      <text:p text:style-name="P2">Additional Numeration</text:p>
      <text:p text:style-name="P2">Envelope</text:p>
      <text:p text:style-name="P2">Stamp</text:p>
      <text:p text:style-name="P2">Postmark<text:tab/><text:tab/><text:tab/><text:tab/><text:tab/><text:tab/><text:tab/><text:tab/></text:p>
      <text:p text:style-name="P2">Wax seal<text:tab/><text:tab/><text:tab/><text:tab/><text:tab/></text:p>
      <text:p text:style-name="P2"/>
      <text:p text:style-name="P2">V. Added entries </text:p>
      <text:p text:style-name="P2"/>
      <text:p text:style-name="P2">Additional names mentioned: </text:p>
      <text:p text:style-name="P2">Additional Places mentioned: </text:p>
      <text:p text:style-name="P2">Additional Dates mentioned:</text:p>
      <text:p text:style-name="P2"/>
      <text:p text:style-name="P2">VI. Notes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VII Transcription</text:p>
      <text:p text:style-name="P2">(Symbols: <text:s/>? = uncertain; [ ] = supplied information; / = end of line)</text:p>
      <text:p text:style-name="P2"/>
      <text:p text:style-name="P2">[Page 1]</text:p>
      <text:p text:style-name="P4">Philadelphia/</text:p>
      <text:p text:style-name="P4">March 11. 1859/</text:p>
      <text:p text:style-name="P4"/>
      <text:p text:style-name="P2">My Dear Sir/</text:p>
      <text:p text:style-name="P2"><text:span text:style-name="T1"><text:tab/>I beg to inclose[sic] you $10. <text:s/>I/ have been delaying to make it more, but I/ really cannot manage it. <text:s/>Will you be/ pleased to accept the same for </text:span><text:span text:style-name="T2">the present</text:span><text:span text:style-name="T3">./ <text:s/>God willing, I hope soon to reward you/ in some way or the other for your late/ kindness towards me and mine. <text:s/>I owe you/ much, and I don't think you can ever be/ paid </text:span><text:span text:style-name="T2">in full</text:span><text:span text:style-name="T3">. <text:s/>I have a great deal/ to thank you for, my happiness for the future/ is now complete in a religious point of view,/ and I hope long life &amp; happiness will/ attend us all and may my good and af-/fectionate family be spared for many years/ to enjoy their new belief. <text:s/>I have now/ accomplished what I have for many years/ been too anxious for &amp; I do feel happy./</text:span></text:p>
      <text:p text:style-name="P5"/>
      <text:p text:style-name="P5">[Page 2]</text:p>
      <text:p text:style-name="P2"><text:soft-page-break/><text:span text:style-name="T3">I am indeed overwhelmed in love and gratitude/ to you my very kind &amp; Respected Sir and may/ God spare you and yours for years to come/ in health and happiness. <text:s/>I dont[sic] express/ myself in these terms to you, merely as a compli-/ment, but my God in Heaven knows that I/ </text:span><text:span text:style-name="T2">feel</text:span><text:span text:style-name="T3"> the contrary. <text:s/>I feel too happy when I/ now look around my doting wife &amp; children, &amp;/ to </text:span><text:span text:style-name="T2">know</text:span><text:span text:style-name="T3"> that they </text:span><text:span text:style-name="T2">are</text:span><text:span text:style-name="T3"> the “</text:span><text:span text:style-name="T2">unbelieving</text:span><text:span text:style-name="T3"> Jews”!/ <text:s/>I do feel proud of them, especially when I/ conscientiously know that they [crossed-out: are] have really/ &amp; </text:span><text:span text:style-name="T2">honestly</text:span><text:span text:style-name="T3"> embraced my religion, not merely/ as a matter of </text:span><text:span text:style-name="T2">form</text:span><text:span text:style-name="T3">, or to </text:span><text:span text:style-name="T2">carry out any</text:span><text:span text:style-name="T3">/ </text:span><text:span text:style-name="T2">particular end</text:span><text:span text:style-name="T3">, but from a </text:span><text:span text:style-name="T2">thorough</text:span><text:span text:style-name="T3">, </text:span><text:span text:style-name="T2">honest</text:span><text:span text:style-name="T3">/ </text:span><text:span text:style-name="T2">faithful</text:span><text:span text:style-name="T3"> &amp; </text:span><text:span text:style-name="T2">conscientious belief</text:span><text:span text:style-name="T3"> of the </text:span><text:span text:style-name="T2">one true</text:span><text:span text:style-name="T3">/ </text:span><text:span text:style-name="T2">God</text:span><text:span text:style-name="T3">!/</text:span></text:p>
      <text:p text:style-name="P5"><text:tab/>I hope Mrs Morais &amp; the “Baby” are/ well, as also your dear self, please accept/ our united and affectionate regards./</text:p>
      <text:p text:style-name="P5"><text:tab/>I shall do myself the pleasure of soon/ calling on you. <text:s/>I really would have done so/</text:p>
      <text:p text:style-name="P5"/>
      <text:p text:style-name="P5">[Page 3]</text:p>
      <text:p text:style-name="P5">before, but I am so tied down to the/ desk that I really have not time to spare in/ the Evening when I go home I am more fit/ for bed than for any other purpose on Sundays/ someone or the other keeps me at home!/</text:p>
      <text:p text:style-name="P5"><text:tab/>Believe me/</text:p>
      <text:p text:style-name="P5"><text:tab/><text:tab/>My [?]ery dear Sir/</text:p>
      <text:p text:style-name="P5"><text:tab/><text:tab/><text:tab/>Yours very faithfully/</text:p>
      <text:p text:style-name="P5"><text:tab/><text:tab/><text:tab/><text:tab/>H. S. Souza/</text:p>
      <text:p text:style-name="P5">I hope you are not angry, at my delaying/ so long in addressing you./</text:p>
      <text:p text:style-name="P5"/>
      <text:p text:style-name="P5">[Page 4]</text:p>
      <text:p text:style-name="P5">Dear Sir/</text:p>
      <text:p text:style-name="P2"><text:span text:style-name="T3">I have just received your note with the enclosed $10, for which/ please accept my thanks. <text:s/>I trust that the expressions of grati-/-tude you offer to the God of Israel, are sincere, but it would much/ gratify myself, who am his humble servant, &amp; the [crossed-out: whole] Congregation/ of which you are a member, to perceive that </text:span><text:span text:style-name="T2">practically</text:span><text:span text:style-name="T3"> as well/ as theoretically your wife and children revere the religion they have/ embraced. <text:s/>I flatter myself that the instruction obtained [crossed-out: received] at/ my hands has impressed upon their minds the necessity of conforming/ their habits to those followed by our nation; and consequently/ I take the liberty to suggest the propriety of extending public/ worship as frequently as convenient. <text:s/>Pray, let not/ their conduct give rise to merited censure, which would likewise/ reflect upon me; but let your family rightly[?] fulfil[sic] the promises/ they have repeatedly and solemnly made, and I will deem that/ the best token of the regard you seem to experiences for/ </text:span></text:p>
      <text:p text:style-name="P5"><text:tab/><text:tab/><text:tab/><text:tab/><text:tab/><text:tab/><text:tab/><text:tab/><text:tab/><text:tab/><text:tab/>yours truly/</text:p>
      <text:p text:style-name="P5"><text:tab/><text:tab/><text:tab/><text:tab/><text:tab/><text:tab/><text:tab/><text:tab/><text:tab/><text:tab/><text:tab/>S. Morais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  <meta:creation-date>2009-04-23T10:29:01</meta:creation-date>
    <dc:date>2011-12-12T12:22:04.33</dc:date>
    <dc:language>en-US</dc:language>
    <meta:editing-cycles>3</meta:editing-cycles>
    <meta:editing-duration>PT00H02M53S</meta:editing-duration>
    <dc:creator>Penn Libraries</dc:creator>
    <meta:document-statistic meta:table-count="0" meta:image-count="0" meta:object-count="0" meta:page-count="3" meta:paragraph-count="81" meta:word-count="740" meta:character-count="4409"/>
    <meta:user-defined meta:name="Info 1"/>
    <meta:user-defined meta:name="Info 2"/>
    <meta:user-defined meta:name="Info 3"/>
    <meta:user-defined meta:name="Info 4"/>
  </office:meta>
</office:document-meta>
</file>